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fo:margin-top="0cm" fo:margin-bottom="0.499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fo:margin-top="0cm" fo:margin-bottom="0.499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fo:margin-top="0cm" fo:margin-bottom="0.499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P1" style:family="paragraph" style:parent-style-name="Text_20_body">
      <style:text-properties officeooo:rsid="00037864" officeooo:paragraph-rsid="00037864"/>
    </style:style>
    <style:style style:name="P2" style:family="paragraph" style:parent-style-name="Heading_20_1">
      <style:text-properties officeooo:paragraph-rsid="00037864"/>
    </style:style>
    <style:style style:name="P3" style:family="paragraph" style:parent-style-name="Heading_20_1">
      <style:text-properties officeooo:rsid="00059a4b" officeooo:paragraph-rsid="00059a4b"/>
    </style:style>
    <style:style style:name="P4" style:family="paragraph" style:parent-style-name="Heading_20_3">
      <style:text-properties officeooo:paragraph-rsid="00056d47"/>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ans" officeooo:paragraph-rsid="00056d47"/>
    </style:style>
    <style:style style:name="P7" style:family="paragraph" style:parent-style-name="Text_20_body" style:list-style-name="L1">
      <style:text-properties officeooo:rsid="00037864" officeooo:paragraph-rsid="00037864"/>
    </style:style>
    <style:style style:name="P8" style:family="paragraph" style:parent-style-name="Text_20_body" style:list-style-name="L2">
      <style:text-properties officeooo:rsid="00037864" officeooo:paragraph-rsid="00037864"/>
    </style:style>
    <style:style style:name="P9" style:family="paragraph" style:parent-style-name="Text_20_body" style:list-style-name="L3">
      <style:text-properties officeooo:rsid="00037864" officeooo:paragraph-rsid="00037864"/>
    </style:style>
    <style:style style:name="P10" style:family="paragraph" style:parent-style-name="Text_20_body" style:list-style-name="L4">
      <style:text-properties officeooo:rsid="00037864" officeooo:paragraph-rsid="00037864"/>
    </style:style>
    <style:style style:name="P11" style:family="paragraph" style:parent-style-name="Text_20_body">
      <style:text-properties officeooo:rsid="00037864" officeooo:paragraph-rsid="00037864"/>
    </style:style>
    <style:style style:name="P12" style:family="paragraph" style:parent-style-name="Text_20_body">
      <style:text-properties officeooo:rsid="00056d47" officeooo:paragraph-rsid="00056d47"/>
    </style:style>
    <style:style style:name="P13" style:family="paragraph" style:parent-style-name="Text_20_body">
      <style:text-properties officeooo:rsid="00059a4b" officeooo:paragraph-rsid="00059a4b"/>
    </style:style>
    <style:style style:name="T1" style:family="text">
      <style:text-properties officeooo:rsid="00056d4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esumen</text:h>
      <text:p text:style-name="P13">El programa guarda tres tipos de datos en archivos de texto. Dos de ellos (usuarios y productos) tienen una estructura simple, en donde cada fila corresponde a un registro, y dentro de cada fila se separan los atributos con tabulaciones. Este formato fue elegido para, al leer el archivo línea por línea, sea fácilmente transformable en un arreglo de strings.</text:p>
      <text:p text:style-name="P13">El restante archivo (pedidos) tiene una estructura más compleja, a raíz de dos situaciones distintas: por un lado, existen dos formas de pago distintas (efectivo y tarjeta), por lo que una misma ubicación del arreglo resultante pueda ser interpretado de una u otra manera según el medio de pago.</text:p>
      <text:p text:style-name="P13">Por otro lado, los pedidos incluyen una lista con los productos de largo variable. Se eligió utilizar un identificador al inicio de cada línea, que distinga entre los datos correspondientes al pedido, y a los productos.</text:p>
      <text:h text:style-name="P2" text:outline-level="1">Consideraciones generales</text:h>
      <text:p text:style-name="P1">Este documento explica la estructura de los archivos que utiliza y genera el programa ComidaRapida.</text:p>
      <text:p text:style-name="P1">El programa utiliza como fuente de información tres archivos de texto: usuarios.txt, productos.txt y pedidos txt. En todos los casos, la información se distribuye en filas, separando valores con tabulaciones.</text:p>
      <text:h text:style-name="Heading_20_1" text:outline-level="1">Especificaciones del archivo "usuarios.txt"</text:h>
      <text:p text:style-name="P1">El archivo usuarios.txt no contiene encabezado. Cada fila corresponde a un usuario, separando cada atributo usando tabulaciones. Los datos aparecen en el siguiente orden (entre paréntesis, el tipo de dato utilizado en el programa):</text:p>
      <text:list text:style-name="L1">
        <text:list-item>
          <text:p text:style-name="P7">id (int): el número de identificación de cada usuario.</text:p>
        </text:list-item>
        <text:list-item>
          <text:p text:style-name="P7">nombre (string): el nombre del usuario.</text:p>
        </text:list-item>
        <text:list-item>
          <text:p text:style-name="P7">clave (string): la contraseña usada por el usuario.</text:p>
        </text:list-item>
      </text:list>
      <text:h text:style-name="Heading_20_3" text:outline-level="3">Ejemplo:</text:h>
      <table:table table:name="Table1" table:style-name="Table1">
        <table:table-column table:style-name="Table1.A"/>
        <table:table-row>
          <table:table-cell table:style-name="Table1.A1" office:value-type="string">
            <text:p text:style-name="P5">17<text:tab/>Juan<text:tab/>1234</text:p>
          </table:table-cell>
        </table:table-row>
      </table:table>
      <text:p text:style-name="P12">En este ejemplo, el usuario número 17 tiene como nombre Juan, y su clave es 1234.</text:p>
      <text:h text:style-name="Heading_20_1" text:outline-level="1">Especificaciones del archivo "productos.txt"</text:h>
      <text:p text:style-name="P1">El archivo productos.txt no contiene encabezado. Cada fila corresponde a un producto, separando cada atributo usando tabulaciones. Los datos aparecen en el siguiente orden:</text:p>
      <text:list text:style-name="L2">
        <text:list-item>
          <text:p text:style-name="P8">id (int): el número de identificación de cada producto.</text:p>
        </text:list-item>
        <text:list-item>
          <text:p text:style-name="P8">nombre (string): el nombre del producto.</text:p>
        </text:list-item>
        <text:list-item>
          <text:p text:style-name="P8"><text:soft-page-break/>stock (int): la cantidad de existencias del producto en stock.</text:p>
        </text:list-item>
        <text:list-item>
          <text:p text:style-name="P8">precio (float): el precio de cada unidad del producto.</text:p>
        </text:list-item>
      </text:list>
      <text:h text:style-name="P4" text:outline-level="3">Ejemplo:</text:h>
      <table:table table:name="Table2" table:style-name="Table2">
        <table:table-column table:style-name="Table2.A"/>
        <table:table-row>
          <table:table-cell table:style-name="Table2.A1" office:value-type="string">
            <text:p text:style-name="P6"><text:span text:style-name="T1">24</text:span><text:tab/><text:span text:style-name="T1">Ensalada</text:span><text:tab/><text:span text:style-name="T1">73<text:tab/>180.59</text:span></text:p>
          </table:table-cell>
        </table:table-row>
      </table:table>
      <text:p text:style-name="P12">En este ejemplo, el producto número 24 tiene como nombre Ensalada, un stock de 73 unidades, y un precio de $180,59.</text:p>
      <text:h text:style-name="Heading_20_1" text:outline-level="1">Especificaciones del archivo "pedidos.txt"</text:h>
      <text:p text:style-name="P1">En el archivo pedidos.txt se almacenan los tickets de los pedidos realizados.</text:p>
      <text:p text:style-name="P1">Utiliza un identificador para cada fila. Existen tres identificadores reconocidos: pedido, detalle y fin pedido, y es necesario que ese orden se respete. Cualquier otro identificador se ignora, lo que es útil para indicar encabezados en cada columna. Cada pedido utiliza múltiples filas.</text:p>
      <text:p text:style-name="P1">Un pedido comienza con una fila cuyo identificador inicial es "pedido". Luego, y separando cada atributo con tabulaciones, se indican los siguientes campos:</text:p>
      <text:list text:style-name="L3">
        <text:list-item>
          <text:p text:style-name="P9">numero (int): el número del ticket.</text:p>
        </text:list-item>
        <text:list-item>
          <text:p text:style-name="P9">usuario (int): el id del usuario que registró el pedido.</text:p>
        </text:list-item>
        <text:list-item>
          <text:p text:style-name="P9">fecha y hora (DateTime): la fecha y la hora del pedido, en formato "yyyy/MM/dd HH:mm:ss" (año/mes/día horas:minutos:segundos).</text:p>
        </text:list-item>
        <text:list-item>
          <text:p text:style-name="P9">tipo de pago (string): el tipo de pago realizado. Puede ser "efectivo" o "tarjeta".</text:p>
        </text:list-item>
        <text:list-item>
          <text:p text:style-name="P9">importe total (float): la suma del precio de los productos correspondientes al pedido.</text:p>
        </text:list-item>
        <text:list-item>
          <text:p text:style-name="P9">Uno de dos posibles atributos:</text:p>
          <text:list>
            <text:list-item>
              <text:p text:style-name="P9">efectivo recibido (float): el efectivo recibido en el pago, únicamente en caso de indicarse "efectivo" en tipopago.</text:p>
            </text:list-item>
            <text:list-item>
              <text:p text:style-name="P9">numero de tarjeta (string): el número de la tarjeta con la que se pagó, únicamente en caso de indicarse "tarjeta" en tipopago.</text:p>
            </text:list-item>
          </text:list>
        </text:list-item>
        <text:list-item>
          <text:p text:style-name="P9">Uno de dos posibles atributos:</text:p>
          <text:list>
            <text:list-item>
              <text:p text:style-name="P9">vuelto efectivo (float): el vuelto entregado en el pago, únicamente en caso de indicarse "efectivo" en tipopago.</text:p>
            </text:list-item>
            <text:list-item>
              <text:p text:style-name="P9">nombre de tarjeta (string): el nombre del titular de la tarjeta, , únicamente en caso de indicarse "tarjeta" en tipopago.</text:p>
            </text:list-item>
          </text:list>
        </text:list-item>
      </text:list>
      <text:p text:style-name="P1">Luego, se indica el detalle del pedido, identificando la fila con la palabra "detalle", y con cada fila correspondiendo a un producto distinto. En orden:</text:p>
      <text:list text:style-name="L4">
        <text:list-item>
          <text:p text:style-name="P10">id producto (int): el id del producto.</text:p>
        </text:list-item>
        <text:list-item>
          <text:p text:style-name="P10">cantidad (int): la cantidad adquirida.</text:p>
        </text:list-item>
        <text:list-item>
          <text:p text:style-name="P10"><text:soft-page-break/>precio (float): la suma total correspondiente al producto, que surge de multiplicar el precio del producto por la cantidad comprada.</text:p>
        </text:list-item>
      </text:list>
      <text:p text:style-name="P1">Finalmente, con el identificador "fin pedido", se indica que no hay más datos correspondientes al pedido, permitiendo que el programa registre el pedido en el sistema, y permitiendo que se ingrese un nuevo pedido.</text:p>
      <text:h text:style-name="P4" text:outline-level="3">Ejemplo:</text:h>
      <table:table table:name="Table3" table:style-name="Table3">
        <table:table-column table:style-name="Table3.A"/>
        <table:table-row>
          <table:table-cell table:style-name="Table3.A1" office:value-type="string">
            <text:p text:style-name="P6">pedido<text:tab/>2<text:span text:style-name="T1">40</text:span><text:tab/><text:span text:style-name="T1">6</text:span><text:tab/>202<text:span text:style-name="T1">2</text:span>/<text:span text:style-name="T1">07</text:span>/1<text:span text:style-name="T1">4</text:span> <text:span text:style-name="T1">19</text:span>:<text:span text:style-name="T1">07</text:span>:2<text:span text:style-name="T1">5</text:span><text:tab/>tarjeta<text:tab/><text:span text:style-name="T1">800</text:span><text:tab/>1234<text:span text:style-name="T1">5678</text:span><text:tab/><text:span text:style-name="T1">Pedro Picapiedra</text:span></text:p>
            <text:p text:style-name="P6">detalle<text:tab/><text:span text:style-name="T1">14</text:span><text:tab/>1<text:tab/><text:span text:style-name="T1">500</text:span></text:p>
            <text:p text:style-name="P6">detalle<text:tab/><text:span text:style-name="T1">27</text:span><text:tab/><text:span text:style-name="T1">2</text:span><text:tab/><text:span text:style-name="T1">300</text:span></text:p>
            <text:p text:style-name="P6">fin pedido</text:p>
          </table:table-cell>
        </table:table-row>
      </table:table>
      <text:p text:style-name="P12">En este ejemplo, el pedido número 240, realizado por el usuario cuyo índice es el 6, y realizado el 14 de julio de 2022 a las 19:07:25, fue abonado con la tarjeta número 12345678 a nombre de Pedro Picapiedra, con un importe total de $800. Dicho pedido contiene una unidad del producto 14 por $500, y dos unidades del producto 27 a $300 (2x$150).</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21:54:50.260000000</meta:creation-date>
    <dc:date>2023-11-20T14:39:34.981000000</dc:date>
    <meta:editing-duration>PT40M37S</meta:editing-duration>
    <meta:editing-cycles>4</meta:editing-cycles>
    <meta:generator>LibreOffice/7.5.4.2$Windows_X86_64 LibreOffice_project/36ccfdc35048b057fd9854c757a8b67ec53977b6</meta:generator>
    <meta:document-statistic meta:table-count="3" meta:image-count="0" meta:object-count="0" meta:page-count="3" meta:paragraph-count="50" meta:word-count="787" meta:character-count="4844" meta:non-whitespace-character-count="4128"/>
  </office:meta>
</office:document-meta>
</file>